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E3000001DD079A8423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135cm" svg:x="1.001cm" svg:y="2.397cm">
          <draw:image xlink:href="Pictures/10000000000002E3000001DD079A8423.png" xlink:type="simple" xlink:show="embed" xlink:actuate="onLoad">
            <text:p/>
          </draw:image>
        </draw:frame>
        <draw:custom-shape draw:style-name="gr2" draw:text-style-name="P1" draw:layer="layout" svg:width="1.143cm" svg:height="0.889cm" svg:x="7.731cm" svg:y="1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0.889cm" svg:x="12.632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923cm" svg:height="1.059cm" svg:x="7.951cm" svg:y="11.66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928cm" svg:height="1.063cm" svg:x="12.652cm" svg:y="7.2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1.192cm" svg:height="0.725cm" svg:x="4.38cm" svg:y="13.229cm">
          <draw:text-box>
            <text:p><text:span text:style-name="T1">Toe</text:span></text:p>
          </draw:text-box>
        </draw:frame>
        <draw:frame draw:style-name="gr4" draw:text-style-name="P2" draw:layer="layout" svg:width="1.565cm" svg:height="0.725cm" svg:x="11.111cm" svg:y="10.017cm">
          <draw:text-box>
            <text:p><text:span text:style-name="T1">Ank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14T13:10:54</dc:date>
    <dc:creator>Rajesh Rajendran</dc:creator>
    <meta:generator>LibreOffice/4.0-5$Linux_x86 LibreOffice_project/400m0$Build-305</meta:generator>
    <meta:editing-duration>PT6M33S</meta:editing-duration>
    <meta:editing-cycles>3</meta:editing-cycles>
    <meta:document-statistic meta:object-count="7"/>
  </office:meta>
</office:document-meta>
</file>

<file path=Object 1/content.xml><?xml version="1.0" encoding="utf-8"?>
<math xmlns="http://www.w3.org/1998/Math/MathML">
  <semantics>
    <mrow>
      <msub>
        <mi>q</mi>
        <mn>1</mn>
      </msub>
    </mrow>
    <annotation encoding="StarMath 5.0">q_1</annotation>
  </semantics>
</math>
</file>

<file path=Object 2/content.xml><?xml version="1.0" encoding="utf-8"?>
<math xmlns="http://www.w3.org/1998/Math/MathML">
  <semantics>
    <mrow>
      <msub>
        <mi>q</mi>
        <mn>2</mn>
      </msub>
    </mrow>
    <annotation encoding="StarMath 5.0">q_2</annotation>
  </semantics>
</math>
</file>